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nung n</text:p>
          </table:table-cell>
          <table:table-cell office:value-type="string" table:style-name="ce1">
            <text:p>Min links [px]</text:p>
          </table:table-cell>
          <table:table-cell office:value-type="string" table:style-name="ce1">
            <text:p>Abstand [px]</text:p>
          </table:table-cell>
          <table:table-cell office:value-type="string" table:style-name="ce1">
            <text:p>Min rechts [px]</text:p>
          </table:table-cell>
          <table:table-cell office:value-type="string" table:style-name="ce1">
            <text:p>Abstand [px]</text:p>
          </table:table-cell>
          <table:table-cell office:value-type="string" table:style-name="ce1">
            <text:p>Min links [px]</text:p>
          </table:table-cell>
          <table:table-cell office:value-type="string" table:style-name="ce1">
            <text:p>Abstand [px]</text:p>
          </table:table-cell>
          <table:table-cell office:value-type="string" table:style-name="ce1">
            <text:p>Min rechts [px]</text:p>
          </table:table-cell>
          <table:table-cell office:value-type="string" table:style-name="ce1">
            <text:p>Abstand [px]</text:p>
          </table:table-cell>
          <table:table-cell office:value-type="string" table:style-name="ce1">
            <text:p>dAbstand* [px]</text:p>
          </table:table-cell>
          <table:table-cell office:value-type="string" table:style-name="ce1">
            <text:p>dAbstand [px]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41.96" table:style-name="ce1">
            <text:p>941.96</text:p>
          </table:table-cell>
          <table:table-cell office:value-type="float" office:value="82.059999999999945" table:formula="of:=1024.02-[.B2]" table:style-name="ce1">
            <text:p>82.06</text:p>
          </table:table-cell>
          <table:table-cell office:value-type="float" office:value="1106.3499999999999" table:style-name="ce1">
            <text:p>1106.35</text:p>
          </table:table-cell>
          <table:table-cell office:value-type="float" office:value="82.329999999999927" table:formula="of:=[.D2]-1024.02" table:style-name="ce1">
            <text:p>82.33</text:p>
          </table:table-cell>
          <table:table-cell office:value-type="float" office:value="944.8" table:style-name="ce1">
            <text:p>944.8</text:p>
          </table:table-cell>
          <table:table-cell office:value-type="float" office:value="79.220000000000027" table:formula="of:=1024.02-[.F2]" table:style-name="ce1">
            <text:p>79.22</text:p>
          </table:table-cell>
          <table:table-cell office:value-type="float" office:value="1108.55" table:style-name="ce1">
            <text:p>1108.55</text:p>
          </table:table-cell>
          <table:table-cell office:value-type="float" office:value="84.529999999999973" table:formula="of:=[.H2]-1024.02" table:style-name="ce1">
            <text:p>84.53</text:p>
          </table:table-cell>
          <table:table-cell office:value-type="float" office:value="82.194999999999936" table:formula="of:=([.C2]+[.E2])/2" table:style-name="ce1">
            <text:p>82.195</text:p>
          </table:table-cell>
          <table:table-cell office:value-type="float" office:value="82.034999999999968" table:formula="of:=([.C2]+[.E2]+[.G2]+[.I2])/4" table:style-name="ce1">
            <text:p>82.035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0.21" table:style-name="ce1">
            <text:p>860.21</text:p>
          </table:table-cell>
          <table:table-cell office:value-type="float" office:value="163.80999999999995" table:formula="of:=1024.02-[.B3]" table:style-name="ce1">
            <text:p>163.81</text:p>
          </table:table-cell>
          <table:table-cell office:value-type="float" office:value="1187.19" table:style-name="ce1">
            <text:p>1187.19</text:p>
          </table:table-cell>
          <table:table-cell office:value-type="float" office:value="163.17000000000007" table:formula="of:=[.D3]-1024.02" table:style-name="ce1">
            <text:p>163.17</text:p>
          </table:table-cell>
          <table:table-cell office:value-type="float" office:value="862.68" table:style-name="ce1">
            <text:p>862.68</text:p>
          </table:table-cell>
          <table:table-cell office:value-type="float" office:value="161.34000000000003" table:formula="of:=1024.02-[.F3]" table:style-name="ce1">
            <text:p>161.34</text:p>
          </table:table-cell>
          <table:table-cell office:value-type="float" office:value="1188.74" table:style-name="ce1">
            <text:p>1188.74</text:p>
          </table:table-cell>
          <table:table-cell office:value-type="float" office:value="164.72000000000003" table:formula="of:=[.H3]-1024.02" table:style-name="ce1">
            <text:p>164.72</text:p>
          </table:table-cell>
          <table:table-cell office:value-type="float" office:value="163.49" table:formula="of:=([.C3]+[.E3])/2" table:style-name="ce1">
            <text:p>163.49</text:p>
          </table:table-cell>
          <table:table-cell office:value-type="float" office:value="163.26000000000002" table:formula="of:=([.C3]+[.E3]+[.G3]+[.I3])/4" table:style-name="ce1">
            <text:p>163.26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80.26" table:style-name="ce1">
            <text:p>780.26</text:p>
          </table:table-cell>
          <table:table-cell office:value-type="float" office:value="243.76" table:formula="of:=1024.02-[.B4]" table:style-name="ce1">
            <text:p>243.76</text:p>
          </table:table-cell>
          <table:table-cell office:value-type="float" office:value="1271.6400000000001" table:style-name="ce1">
            <text:p>1271.64</text:p>
          </table:table-cell>
          <table:table-cell office:value-type="float" office:value="247.62000000000012" table:formula="of:=[.D4]-1024.02" table:style-name="ce1">
            <text:p>247.62</text:p>
          </table:table-cell>
          <table:table-cell office:value-type="float" office:value="780.08" table:style-name="ce1">
            <text:p>780.08</text:p>
          </table:table-cell>
          <table:table-cell office:value-type="float" office:value="243.93999999999994" table:formula="of:=1024.02-[.F4]" table:style-name="ce1">
            <text:p>243.94</text:p>
          </table:table-cell>
          <table:table-cell office:value-type="float" office:value="1272.31" table:style-name="ce1">
            <text:p>1272.31</text:p>
          </table:table-cell>
          <table:table-cell office:value-type="float" office:value="248.28999999999996" table:formula="of:=[.H4]-1024.02" table:style-name="ce1">
            <text:p>248.29</text:p>
          </table:table-cell>
          <table:table-cell office:value-type="float" office:value="245.69000000000005" table:formula="of:=([.C4]+[.E4])/2" table:style-name="ce1">
            <text:p>245.69</text:p>
          </table:table-cell>
          <table:table-cell office:value-type="float" office:value="245.9025" table:formula="of:=([.C4]+[.E4]+[.G4]+[.I4])/4" table:style-name="ce1">
            <text:p>245.902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8.52" table:style-name="ce1">
            <text:p>698.52</text:p>
          </table:table-cell>
          <table:table-cell office:value-type="float" office:value="325.5" table:formula="of:=1024.02-[.B5]" table:style-name="ce1">
            <text:p>325.5</text:p>
          </table:table-cell>
          <table:table-cell office:value-type="float" office:value="1354.28" table:style-name="ce2">
            <text:p>1354.28</text:p>
          </table:table-cell>
          <table:table-cell office:value-type="float" office:value="330.26" table:formula="of:=[.D5]-1024.02" table:style-name="ce1">
            <text:p>330.26</text:p>
          </table:table-cell>
          <table:table-cell office:value-type="float" office:value="698.73" table:style-name="ce1">
            <text:p>698.73</text:p>
          </table:table-cell>
          <table:table-cell office:value-type="float" office:value="325.28999999999996" table:formula="of:=1024.02-[.F5]" table:style-name="ce1">
            <text:p>325.29</text:p>
          </table:table-cell>
          <table:table-cell office:value-type="float" office:value="1355.7" table:style-name="ce2">
            <text:p>1355.70</text:p>
          </table:table-cell>
          <table:table-cell office:value-type="float" office:value="331.68000000000006" table:formula="of:=[.H5]-1024.02" table:style-name="ce1">
            <text:p>331.68</text:p>
          </table:table-cell>
          <table:table-cell office:value-type="float" office:value="327.88" table:formula="of:=([.C5]+[.E5])/2" table:style-name="ce1">
            <text:p>327.88</text:p>
          </table:table-cell>
          <table:table-cell office:value-type="float" office:value="328.1825" table:formula="of:=([.C5]+[.E5]+[.G5]+[.I5])/4" table:style-name="ce1">
            <text:p>328.1825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18.57000000000005" table:style-name="ce1">
            <text:p>618.57</text:p>
          </table:table-cell>
          <table:table-cell office:value-type="float" office:value="405.44999999999993" table:formula="of:=1024.02-[.B6]" table:style-name="ce1">
            <text:p>405.45</text:p>
          </table:table-cell>
          <table:table-cell office:value-type="float" office:value="1433.33" table:style-name="ce2">
            <text:p>1433.33</text:p>
          </table:table-cell>
          <table:table-cell office:value-type="float" office:value="409.30999999999995" table:formula="of:=[.D6]-1024.02" table:style-name="ce1">
            <text:p>409.31</text:p>
          </table:table-cell>
          <table:table-cell office:value-type="float" office:value="619.69000000000005" table:style-name="ce1">
            <text:p>619.69</text:p>
          </table:table-cell>
          <table:table-cell office:value-type="float" office:value="404.32999999999993" table:formula="of:=1024.02-[.F6]" table:style-name="ce1">
            <text:p>404.33</text:p>
          </table:table-cell>
          <table:table-cell office:value-type="float" office:value="1438.3" table:style-name="ce2">
            <text:p>1438.30</text:p>
          </table:table-cell>
          <table:table-cell office:value-type="float" office:value="414.28" table:formula="of:=[.H6]-1024.02" table:style-name="ce1">
            <text:p>414.28</text:p>
          </table:table-cell>
          <table:table-cell office:value-type="float" office:value="407.37999999999994" table:formula="of:=([.C6]+[.E6])/2" table:style-name="ce1">
            <text:p>407.38</text:p>
          </table:table-cell>
          <table:table-cell office:value-type="float" office:value="408.34249999999992" table:formula="of:=([.C6]+[.E6]+[.G6]+[.I6])/4" table:style-name="ce1">
            <text:p>408.3425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5T16:41:17Z</meta:creation-date>
    <dc:date>2019-11-16T15:20:32Z</dc:date>
  </office:meta>
</office:document-meta>
</file>